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edorovsk Unicode" svg:font-family="Fedorovsk Unicode" style:font-family-generic="modern" style:font-pitch="variable" svg:panose-1="2 0 5 3 0 0 0 0 0 0"/>
    <style:font-face style:name="Fedorovsk" svg:font-family="Fedorovsk" style:font-family-generic="system" style:font-pitch="variable" svg:panose-1="2 0 6 3 7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3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5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9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2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21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2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23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2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25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2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2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2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29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3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1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3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3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3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5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3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3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9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4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4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9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2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4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0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8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9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9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9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10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2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0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4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5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7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5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2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2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9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3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31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3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3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3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36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3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40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42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50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56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5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59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6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6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64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6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66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6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P168" style:parent-style-name="Standard" style:family="paragraph">
      <style:paragraph-properties fo:text-align="justify"/>
    </style:style>
    <style:style style:name="T16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7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71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7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7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17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7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7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7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7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7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8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18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82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8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8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8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8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8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8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8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9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9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9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9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9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9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9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9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9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9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0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0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0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0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0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0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1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2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2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2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2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2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2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2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2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2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3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3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3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3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3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3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3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45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2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55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2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6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262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26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6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265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26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26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268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26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27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7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2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7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7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7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8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8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8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8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8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8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8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8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8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8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9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9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9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9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9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9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9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9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29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29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0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0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0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30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0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0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0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1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12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1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19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2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2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2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2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25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26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2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2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29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3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3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3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3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3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3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3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43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5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54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56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59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/>
    </style:style>
    <style:style style:name="T3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62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63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6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6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6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6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6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6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7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7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73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75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3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37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P379" style:parent-style-name="Standard" style:family="paragraph">
      <style:paragraph-properties fo:text-align="justify"/>
    </style:style>
    <style:style style:name="T38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38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82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38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8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38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86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38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8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38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9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9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9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39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9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9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9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39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39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39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0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40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02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40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0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40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0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0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0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10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4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1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1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41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1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1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42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2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42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23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42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2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26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42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2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2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3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3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3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3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3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3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3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57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4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6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46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6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6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46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66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46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6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46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7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7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7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47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7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47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7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4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8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8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8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8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84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48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86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48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8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48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9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9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92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49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49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9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9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49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9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49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0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0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0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0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0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0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1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5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1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2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2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2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2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2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2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2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2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2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3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3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3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3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3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3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3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6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6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6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6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6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6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6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6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7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7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7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7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7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8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8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P582" style:parent-style-name="Standard" style:family="paragraph">
      <style:paragraph-properties fo:text-align="justify"/>
    </style:style>
    <style:style style:name="T58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8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58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58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58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58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589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59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59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59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59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59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59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59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59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59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59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0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0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0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0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0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0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1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1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20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2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23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62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25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62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2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62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29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63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3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63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3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3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3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3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57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6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63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6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6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6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67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6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6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7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7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7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7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7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8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8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68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83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8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85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68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68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88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68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90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69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92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69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9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69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9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9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69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69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0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0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0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0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0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0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1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20" style:parent-style-name="DefaultParagraphFont" style:family="text">
      <style:text-properties style:font-name="Fedorovsk Unicode" style:font-name-asian="Fedorovsk" style:font-name-complex="Fedorovsk" fo:font-size="18pt" style:font-size-asian="18pt" style:font-size-complex="18pt" fo:language="ru" fo:country="RU"/>
    </style:style>
    <style:style style:name="T721" style:parent-style-name="DefaultParagraphFont" style:family="text">
      <style:text-properties style:font-name="Fedorovsk Unicode" style:font-name-asian="Fedorovsk" style:font-name-complex="Fedorovsk" fo:font-size="18pt" style:font-size-asian="18pt" style:font-size-complex="18pt" fo:language="ru" fo:country="RU"/>
    </style:style>
    <style:style style:name="T72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2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72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2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72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2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72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2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3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3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3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3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3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3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3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6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63" style:parent-style-name="DefaultParagraphFont" style:family="text">
      <style:text-properties style:font-name="Fedorovsk Unicode" style:font-name-asian="Fedorovsk" style:font-name-complex="Fedorovsk" fo:font-size="18pt" style:font-size-asian="18pt" style:font-size-complex="18pt" fo:language="ru" fo:country="RU"/>
    </style:style>
    <style:style style:name="T764" style:parent-style-name="DefaultParagraphFont" style:family="text">
      <style:text-properties style:font-name="Fedorovsk Unicode" style:font-name-asian="Fedorovsk" style:font-name-complex="Fedorovsk" fo:font-size="18pt" style:font-size-asian="18pt" style:font-size-complex="18pt" fo:language="ru" fo:country="RU"/>
    </style:style>
    <style:style style:name="T76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6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76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68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76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7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77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7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7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7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75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7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7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8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8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8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8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8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8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8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8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8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8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9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9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9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9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9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9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79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97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79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79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0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0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0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0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0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06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8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0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8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1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20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8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2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2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82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2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2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82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2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2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3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83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3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3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83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35" style:parent-style-name="DefaultParagraphFont" style:family="text">
      <style:text-properties style:font-name="Fedorovsk Unicode" style:font-name-asian="Fedorovsk" style:font-name-complex="Fedorovsk" fo:font-size="18pt" style:font-size-asian="18pt" style:font-size-complex="18pt" fo:language="ru" fo:country="RU"/>
    </style:style>
    <style:style style:name="T836" style:parent-style-name="DefaultParagraphFont" style:family="text">
      <style:text-properties style:font-name="Fedorovsk Unicode" style:font-name-asian="Fedorovsk" style:font-name-complex="Fedorovsk" fo:font-size="18pt" style:font-size-asian="18pt" style:font-size-complex="18pt"/>
    </style:style>
    <style:style style:name="T837" style:parent-style-name="DefaultParagraphFont" style:family="text">
      <style:text-properties style:font-name="Fedorovsk Unicode" style:font-name-asian="Fedorovsk" style:font-name-complex="Fedorovsk" fo:font-size="18pt" style:font-size-asian="18pt" style:font-size-complex="18pt" fo:language="ru" fo:country="RU"/>
    </style:style>
    <style:style style:name="T83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39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8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6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6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6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6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6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6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6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6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7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7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7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7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7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80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88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8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88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P884" style:parent-style-name="Standard" style:family="paragraph">
      <style:paragraph-properties fo:text-align="justify"/>
    </style:style>
    <style:style style:name="T88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88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8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88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8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89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91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89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9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89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89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96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89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898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89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00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90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02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90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0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0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1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2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2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2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2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2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2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2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2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2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3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3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3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3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3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3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39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9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43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9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5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9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6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6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96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6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96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6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6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6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96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7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7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9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7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7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7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8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8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8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8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8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8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8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8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8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8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9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9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9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9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9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9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9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9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99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99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0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0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0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0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0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0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1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2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2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2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2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2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2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2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2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P1029" style:parent-style-name="Standard" style:family="paragraph">
      <style:paragraph-properties fo:text-align="justify"/>
    </style:style>
    <style:style style:name="T103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31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3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33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3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35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3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3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103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39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4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41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4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4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5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5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5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5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57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0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62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06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6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6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6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6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6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6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7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7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7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7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7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7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7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0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8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8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08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83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08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85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08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87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08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08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90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9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92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9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9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9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96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9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098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09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00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10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0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0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0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0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1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15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1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2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2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2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2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2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2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2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2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2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3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3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3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3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34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1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3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3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4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4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4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4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4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14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5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5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5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53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15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5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6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6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6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6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6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6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6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6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7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7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7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7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7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7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7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80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18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82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18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84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18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86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187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8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1189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19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91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19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9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9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9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9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19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19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19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0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0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0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0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0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0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0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0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08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20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10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21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1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1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1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1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1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1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1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1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2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2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2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2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2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2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2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2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2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2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3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3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3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3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3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3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3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3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3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3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4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4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4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4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4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45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246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47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248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49" style:parent-style-name="DefaultParagraphFont" style:family="text">
      <style:text-properties style:font-name="Fedorovsk Unicode" style:font-name-asian="Fedorovsk Unicode" style:font-name-complex="Fedorovsk Unicode" fo:color="#FF0000" fo:font-size="18pt" style:font-size-asian="18pt" style:font-size-complex="18pt" fo:language="ru" fo:country="RU"/>
    </style:style>
    <style:style style:name="T1250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51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52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/>
    </style:style>
    <style:style style:name="T1253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54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55" style:parent-style-name="DefaultParagraphFont" style:family="text">
      <style:text-properties style:font-name="Fedorovsk Unicode" style:font-name-asian="Fedorovsk" style:font-name-complex="Fedorovsk" fo:color="#FF0000" fo:font-size="18pt" style:font-size-asian="18pt" style:font-size-complex="18pt" fo:language="ru" fo:country="RU"/>
    </style:style>
    <style:style style:name="T125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5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5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5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6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6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6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6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64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26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66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6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6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6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7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7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7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7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74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75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76" style:parent-style-name="DefaultParagraphFont" style:family="text">
      <style:text-properties style:font-name="Fedorovsk Unicode" style:font-name-asian="Fedorovsk Unicode" style:font-name-complex="Fedorovsk Unicode" fo:color="#000000" fo:font-size="18pt" style:font-size-asian="18pt" style:font-size-complex="18pt" fo:language="ru" fo:country="RU"/>
    </style:style>
    <style:style style:name="T1277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78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79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80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81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T1282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/>
    </style:style>
    <style:style style:name="T1283" style:parent-style-name="DefaultParagraphFont" style:family="text">
      <style:text-properties style:font-name="Fedorovsk Unicode" style:font-name-asian="Fedorovsk" style:font-name-complex="Fedorovsk" fo:color="#000000" fo:font-size="18pt" style:font-size-asian="18pt" style:font-size-complex="18pt" fo:language="ru" fo:country="RU"/>
    </style:style>
    <style:style style:name="P1284" style:parent-style-name="Standard" style:family="paragraph">
      <style:paragraph-properties fo:text-align="justify"/>
    </style:style>
  </office:automatic-styles>
  <office:body>
    <office:text text:use-soft-page-breaks="true">
      <text:p text:style-name="P1"><text:span text:style-name="T2">Т</text:span><text:span text:style-name="T3">рᲂпари</text:span><text:span text:style-name="T4">̀ </text:span><text:span text:style-name="T5">, и҆</text:span><text:span text:style-name="T6"> </text:span><text:span text:style-name="T7">б҃гᲂро</text:span><text:span text:style-name="T8">́</text:span><text:span text:style-name="T9">ᲁ</text:span><text:span text:style-name="T10">ичны</text:span><text:span text:style-name="T11"> </text:span><text:span text:style-name="T12">, и҆</text:span><text:span text:style-name="T13"> </text:span><text:span text:style-name="T14">кᲂнᲁаки</text:span><text:span text:style-name="T15">̀ </text:span><text:span text:style-name="T16">, ᲁневны</text:span><text:span text:style-name="T17">́</text:span><text:span text:style-name="T18">ѧ</text:span><text:span text:style-name="T19"> </text:span><text:span text:style-name="T20">, въ</text:span><text:span text:style-name="T21"> </text:span><text:span text:style-name="T22">пᲂнеᲁѣ</text:span><text:span text:style-name="T23">́</text:span><text:span text:style-name="T24">льникъ</text:span><text:span text:style-name="T25"> </text:span><text:span text:style-name="T26">, тр</text:span><text:span text:style-name="T27">ᲂ</text:span><text:span text:style-name="T28">па</text:span><text:span text:style-name="T29">́</text:span><text:span text:style-name="T30">рь</text:span><text:span text:style-name="T31"> </text:span><text:span text:style-name="T32">, без</text:span><text:span text:style-name="T33">̾</text:span><text:span text:style-name="T34">пло</text:span><text:span text:style-name="T35">́</text:span><text:span text:style-name="T36">тнымъ . гла</text:span><text:span text:style-name="T37">́</text:span><text:span text:style-name="T38">съ</text:span><text:span text:style-name="T39"> </text:span><text:span text:style-name="T40">,<text:s/></text:span><text:span text:style-name="T41">ᲁ</text:span><text:span text:style-name="T42">҃</text:span><text:span text:style-name="T43"> </text:span><text:span text:style-name="T44">. Н</text:span><text:span text:style-name="T45">б</text:span><text:span text:style-name="T46">ⷭ</text:span><text:span text:style-name="T47">҇ныхъ</text:span><text:span text:style-name="T48"><text:s/>во</text:span><text:span text:style-name="T49">́</text:span><text:span text:style-name="T50">иньствъ а҆рхистрати́зи</text:span><text:span text:style-name="T51"> </text:span><text:span text:style-name="T52">, мо́лимъ ва́съ ны́нѣ мы̀ не</text:span><text:span text:style-name="T53">ᲁᲂ</text:span><text:span text:style-name="T54">сто́йнїи</text:span><text:span text:style-name="T55"> </text:span><text:span text:style-name="T56">,<text:s/></text:span><text:span text:style-name="T57">ꙗ</text:span><text:span text:style-name="T58">҆́кѡ</text:span><text:span text:style-name="T59"><text:s/></text:span><text:span text:style-name="T60">ᲁ</text:span><text:span text:style-name="T61">а</text:span><text:span text:style-name="T62"> </text:span><text:span text:style-name="T63">ва́шими мл҃твами</text:span><text:span text:style-name="T64"> </text:span><text:span text:style-name="T65">,</text:span><text:span text:style-name="T66"><text:s/>п</text:span><text:span text:style-name="T67">ᲂ</text:span><text:span text:style-name="T68">кры́ете на́съ кро́в</text:span><text:span text:style-name="T69">ᲂ</text:span><text:span text:style-name="T70">мъ крилѹ</text:span><text:span text:style-name="T71">̀</text:span><text:span text:style-name="T72"> </text:span><text:span text:style-name="T73">, невеще́ственыѧ ва́шеѧ сла́вы , с</text:span><text:span text:style-name="T74">ᲂ</text:span><text:span text:style-name="T75">хранѧ́юще на́съ м</text:span><text:span text:style-name="T76">ᲂ</text:span><text:span text:style-name="T77">лѧ́щихсѧ прилѣ́жнѡ</text:span><text:span text:style-name="T78"> </text:span><text:span text:style-name="T79">, и҆</text:span><text:span text:style-name="T80"> </text:span><text:span text:style-name="T81">в</text:span><text:span text:style-name="T82">ᲂ</text:span><text:span text:style-name="T83">пїю́щихъ , ѿ бѣ́</text:span><text:span text:style-name="T84">ᲁ</text:span><text:span text:style-name="T85">ъ и҆зба́вите на́съ</text:span><text:span text:style-name="T86"> </text:span><text:span text:style-name="T87">,<text:s/></text:span><text:span text:style-name="T88">ꙗ</text:span><text:span text:style-name="T89">҆́кѡ</text:span><text:span text:style-name="T90"><text:s/>чинᲂнача́лницы вы́шнимъ си́ламъ .<text:s/></text:span><text:span text:style-name="T91">б҃г</text:span><text:span text:style-name="T92">ᲂ</text:span><text:span text:style-name="T93">ро</text:span><text:span text:style-name="T94">́</text:span><text:span text:style-name="T95">ᲁ</text:span><text:span text:style-name="T96">иченъ</text:span><text:span text:style-name="T97"> </text:span><text:span text:style-name="T98">.<text:s/></text:span><text:span text:style-name="T99">Ꙗ</text:span><text:span text:style-name="T100">҆́</text:span><text:span text:style-name="T101">кѡ всѣ́хъ тварє</text:span><text:span text:style-name="T102">́</text:span><text:span text:style-name="T103">й лѹ</text:span><text:span text:style-name="T104">́</text:span><text:span text:style-name="T105">чьши є҆сѝ б</text:span><text:span text:style-name="T106">ⷣ</text:span><text:span text:style-name="T107">це , пѣ́ти тѧ<text:s/></text:span><text:span text:style-name="T108">ᲁ</text:span><text:span text:style-name="T109">҃во</text:span><text:span text:style-name="T110"><text:s/></text:span><text:span text:style-name="T111">ᲁᲂ</text:span><text:span text:style-name="T112">сто́йнѡ не</text:span><text:span text:style-name="T113">ᲁᲂꙋ</text:span><text:span text:style-name="T114">мѣ́юще . тѹ</text:span><text:span text:style-name="T115">́</text:span><text:span text:style-name="T116">не мо́лимъ тѧ</text:span><text:span text:style-name="T117"> </text:span><text:span text:style-name="T118">,</text:span><text:span text:style-name="T119"><text:s/>п</text:span><text:span text:style-name="T120">ᲂ</text:span><text:span text:style-name="T121">ми́л</text:span><text:span text:style-name="T122">ꙋ</text:span><text:span text:style-name="T123">й на́съ .<text:s/></text:span><text:span text:style-name="T124">кᲂнᲁа</text:span><text:span text:style-name="T125">́</text:span><text:span text:style-name="T126">къ</text:span><text:span text:style-name="T127"> </text:span><text:span text:style-name="T128">, гла</text:span><text:span text:style-name="T129">́</text:span><text:span text:style-name="T130">съ</text:span><text:span text:style-name="T131"> </text:span><text:span text:style-name="T132">, в҃ . А҆</text:span><text:span text:style-name="T133">рхістрати́зи б҃жїи</text:span><text:span text:style-name="T134"> </text:span><text:span text:style-name="T135">, и҆</text:span><text:span text:style-name="T136"> </text:span><text:span text:style-name="T137">сл</text:span><text:span text:style-name="T138">ꙋ</text:span><text:span text:style-name="T139">ги</text:span><text:span text:style-name="T140">̀</text:span><text:span text:style-name="T141"><text:s/>б҃же</text:span><text:span text:style-name="T142">́</text:span><text:span text:style-name="T143">ственыѧ сла́вы</text:span><text:span text:style-name="T144"> </text:span><text:span text:style-name="T145">, а҆́нг҃лѡмъ нача́лницы</text:span><text:span text:style-name="T146"> </text:span><text:span text:style-name="T147">, и҆ наста́вницы чел</text:span><text:span text:style-name="T148">ᲂ</text:span><text:span text:style-name="T149">вѣ́кѡмъ</text:span><text:span text:style-name="T150"> </text:span><text:span text:style-name="T151">, є҆́же є҆́сть на по́льз</text:span><text:span text:style-name="T152">ꙋ</text:span><text:span text:style-name="T153"><text:s/>пр</text:span><text:span text:style-name="T154">ᲂ</text:span><text:span text:style-name="T155">си</text:span><text:span text:style-name="T156">̑</text:span><text:span text:style-name="T157">те на́мъ и҆ ве́лїѧ мл</text:span><text:span text:style-name="T158">ⷭ</text:span><text:span text:style-name="T159">҇</text:span><text:span text:style-name="T160">ти ,<text:s/></text:span><text:span text:style-name="T161">ꙗ</text:span><text:span text:style-name="T162">҆́кѡ</text:span><text:span text:style-name="T163"><text:s/>без</text:span><text:span text:style-name="T164">̾</text:span><text:span text:style-name="T165">пло</text:span><text:span text:style-name="T166">́</text:span><text:span text:style-name="T167">тнымъ а҆рхістрати́зи .</text:span></text:p>
      <text:p text:style-name="P168"><text:span text:style-name="T169">В</text:span><text:span text:style-name="T170">о вто́рникъ</text:span><text:span text:style-name="T171"> </text:span><text:span text:style-name="T172">, тро</text:span><text:span text:style-name="T173">ⷫ</text:span><text:span text:style-name="T174">҇</text:span><text:span text:style-name="T175"> </text:span><text:span text:style-name="T176">, і҆ꙍа</text:span><text:span text:style-name="T177">́</text:span><text:span text:style-name="T178">ннꙋ</text:span><text:span text:style-name="T179"><text:s/>пр</text:span><text:span text:style-name="T180">ⷣ</text:span><text:span text:style-name="T181">тчи . гла</text:span><text:span text:style-name="T182">́</text:span><text:span text:style-name="T183">съ</text:span><text:span text:style-name="T184"> </text:span><text:span text:style-name="T185">, в҃ . П</text:span><text:span text:style-name="T186">а́мѧть пра́ве</text:span><text:span text:style-name="T187">ᲁ</text:span><text:span text:style-name="T188">ник</text:span><text:span text:style-name="T189">ꙋ</text:span><text:span text:style-name="T190"><text:s/>с̾ п</text:span><text:span text:style-name="T191">ᲂ</text:span><text:span text:style-name="T192">хвала́ми . тебѣ́ же<text:s/></text:span><text:span text:style-name="T193">ᲁᲂ</text:span><text:span text:style-name="T194">влѣ́етъ сви</text:span><text:span text:style-name="T195">ᲁ</text:span><text:span text:style-name="T196">ѣ́тельств</text:span><text:span text:style-name="T197">ᲂ</text:span><text:span text:style-name="T198"><text:s/>г</text:span><text:span text:style-name="T199">ⷭ</text:span><text:span text:style-name="T200">҇</text:span><text:span text:style-name="T201">ᲁ</text:span><text:span text:style-name="T202">не пр</text:span><text:span text:style-name="T203">ⷣ</text:span><text:span text:style-name="T204">тче :<text:s/></text:span><text:span text:style-name="T205">ꙗ</text:span><text:span text:style-name="T206">҆ви́л̾</text:span><text:span text:style-name="T207"> </text:span><text:span text:style-name="T208">бо сѧ є҆сѝ в</text:span><text:span text:style-name="T209">ᲂ</text:span><text:span text:style-name="T210">и́стин</text:span><text:span text:style-name="T211">ꙋ</text:span><text:span text:style-name="T212"><text:s/>прⷪ҇ро́къ ч</text:span><text:span text:style-name="T213">ⷭ</text:span><text:span text:style-name="T214">҇тнѣ́йши</text:span><text:span text:style-name="T215"> </text:span><text:span text:style-name="T216">,<text:s/></text:span><text:span text:style-name="T217">ꙗ</text:span><text:span text:style-name="T218">҆́кѡ</text:span><text:span text:style-name="T219"><text:s/>и҆ въ бы́стринахъ кр</text:span><text:span text:style-name="T220">ⷭ</text:span><text:span text:style-name="T221">҇ти́ти</text:span><text:span text:style-name="T222"><text:s/>сп</text:span><text:span text:style-name="T223">ᲂᲁ</text:span><text:span text:style-name="T224">о́билъсѧ є҆сѝ пр</text:span><text:span text:style-name="T225">ᲂ</text:span><text:span text:style-name="T226">п</text:span><text:span text:style-name="T227">ᲂ</text:span><text:span text:style-name="T228">вѣ́</text:span><text:span text:style-name="T229">ᲁ</text:span><text:span text:style-name="T230">аннаго . тѣ́мже и҆ за и҆́стин</text:span><text:span text:style-name="T231">ꙋ</text:span><text:span text:style-name="T232"><text:s/>п</text:span><text:span text:style-name="T233">ᲂ</text:span><text:span text:style-name="T234">стра</text:span><text:span text:style-name="T235">ᲁ</text:span><text:span text:style-name="T236">а́въ ра́</text:span><text:span text:style-name="T237">ᲁꙋ</text:span><text:span text:style-name="T238">ѧсѧ</text:span><text:span text:style-name="T239"> , бл҃г</text:span><text:span text:style-name="T240">ᲂ</text:span><text:span text:style-name="T241">вѣсти́лъ є҆сѝ и҆ во а҆́</text:span><text:span text:style-name="T242">ᲁ</text:span><text:span text:style-name="T243">ѣ</text:span><text:span text:style-name="T244"><text:s/>сѹ</text:span><text:span text:style-name="T245">́</text:span><text:span text:style-name="T246">щымъ</text:span><text:span text:style-name="T247"> </text:span><text:span text:style-name="T248">, б҃га<text:s/></text:span><text:span text:style-name="T249">ꙗ</text:span><text:span text:style-name="T250">҆́вльшаг</text:span><text:span text:style-name="T251">ᲂ</text:span><text:span text:style-name="T252">сѧ пло́тїю</text:span><text:span text:style-name="T253"> </text:span><text:span text:style-name="T254">, взе́млющаго грѣхѝ ми</text:span><text:span text:style-name="T255">́</text:span><text:span text:style-name="T256">ра</text:span><text:span text:style-name="T257"> </text:span><text:span text:style-name="T258">, и҆ п</text:span><text:span text:style-name="T259">ᲂᲁ</text:span><text:span text:style-name="T260">аю́щаго на́мъ ве́лїю мл</text:span><text:span text:style-name="T261">ⷭ</text:span><text:span text:style-name="T262">҇</text:span><text:span text:style-name="T263">ть .<text:s/></text:span><text:span text:style-name="T264">б҃гᲂро</text:span><text:span text:style-name="T265">́</text:span><text:span text:style-name="T266">ᲁ</text:span><text:span text:style-name="T267">иченъ</text:span><text:span text:style-name="T268"> </text:span><text:span text:style-name="T269">. Б</text:span><text:span text:style-name="T270">ж҃їю бы́хᲂмъ є҆стествѹ</text:span><text:span text:style-name="T271">̀</text:span><text:span text:style-name="T272"><text:s/>ѻ҆́бщницы</text:span><text:span text:style-name="T273"> </text:span><text:span text:style-name="T274">, т</text:span><text:span text:style-name="T275">ᲂ</text:span><text:span text:style-name="T276">бо́ю б</text:span><text:span text:style-name="T277">ⷣ</text:span><text:span text:style-name="T278">це пр</text:span><text:span text:style-name="T279">ⷭ</text:span><text:span text:style-name="T280">҇нѡ</text:span><text:span text:style-name="T281"><text:s/></text:span><text:span text:style-name="T282">ᲁ</text:span><text:span text:style-name="T283">҃во</text:span><text:span text:style-name="T284"> , б҃га бо на́мъ в</text:span><text:span text:style-name="T285">ᲂ</text:span><text:span text:style-name="T286">пл</text:span><text:span text:style-name="T287">ᲂ</text:span><text:span text:style-name="T288">ще́нна р</text:span><text:span text:style-name="T289">ᲂᲁ</text:span><text:span text:style-name="T290">ила̀ є҆сѝ</text:span><text:span text:style-name="T291"> </text:span><text:span text:style-name="T292">, тѣ́м̾же по́ </text:span><text:span text:style-name="T293">ᲁᲂ</text:span><text:span text:style-name="T294">лг</text:span><text:span text:style-name="T295">ꙋ</text:span><text:span text:style-name="T296"><text:s/>тѧ̀</text:span><text:span text:style-name="T297"> </text:span><text:span text:style-name="T298">, всѝ бл҃г</text:span><text:span text:style-name="T299">ᲂ</text:span><text:span text:style-name="T300">че́стнѡ велича́ємъ .<text:s/></text:span><text:span text:style-name="T301">коⷣ , гла</text:span><text:span text:style-name="T302">ⷭ</text:span><text:span text:style-name="T303">҇</text:span><text:span text:style-name="T304"> </text:span><text:span text:style-name="T305">, г҃ . Н</text:span><text:span text:style-name="T306">епло́</text:span><text:span text:style-name="T307">ᲁ</text:span><text:span text:style-name="T308">ы<text:s/></text:span><text:span text:style-name="T309">ᲁ</text:span><text:span text:style-name="T310">не́сь хр</text:span><text:span text:style-name="T311">ⷭ</text:span><text:span text:style-name="T312">҇</text:span><text:span text:style-name="T313">ва пр</text:span><text:span text:style-name="T314">ⷣ</text:span><text:span text:style-name="T315">тчю</text:span><text:span text:style-name="T316"><text:s/>раж</text:span><text:span text:style-name="T317">ᲁ</text:span><text:span text:style-name="T318">а́ет</text:span><text:span text:style-name="T319">̾ </text:span><text:span text:style-name="T320">, и҆ то́й є҆́сть с</text:span><text:span text:style-name="T321">ᲂ</text:span><text:span text:style-name="T322">верше́нїе всѧ́к</text:span><text:span text:style-name="T323">ᲂ</text:span><text:span text:style-name="T324">гѡ пр</text:span><text:span text:style-name="T325">ⷪ</text:span><text:span text:style-name="T326">҇</text:span><text:span text:style-name="T327">ро́чества . є҆го́же  бо пр</text:span><text:span text:style-name="T328">ⷪ</text:span><text:span text:style-name="T329">҇</text:span><text:span text:style-name="T330">ро́цы пр</text:span><text:span text:style-name="T331">ᲂ</text:span><text:span text:style-name="T332">п</text:span><text:span text:style-name="T333">ᲂ</text:span><text:span text:style-name="T334">вѣ́</text:span><text:span text:style-name="T335">ᲁ</text:span><text:span text:style-name="T336">аша</text:span><text:span text:style-name="T337"> </text:span><text:span text:style-name="T338">, на то́мъ во і҆</text:span><text:span text:style-name="T339">ꙍ</text:span><text:span text:style-name="T340">р</text:span><text:span text:style-name="T341">ᲁ</text:span><text:span text:style-name="T342">а́нѣ рѹ</text:span><text:span text:style-name="T343">́</text:span><text:span text:style-name="T344">к</text:span><text:span text:style-name="T345">ꙋ</text:span><text:span text:style-name="T346"><text:s/>п</text:span><text:span text:style-name="T347">ᲂ</text:span><text:span text:style-name="T348">л</text:span><text:span text:style-name="T349">ᲂ</text:span><text:span text:style-name="T350">жи</text:span><text:span text:style-name="T351">̀</text:span><text:span text:style-name="T352"> </text:span><text:span text:style-name="T353">, и҆</text:span><text:span text:style-name="T354"> </text:span><text:span text:style-name="T355">пᲂказа</text:span><text:span text:style-name="T356">́</text:span><text:span text:style-name="T357">сѧ б҃жїю сло́в</text:span><text:span text:style-name="T358">ꙋ</text:span><text:span text:style-name="T359"> </text:span><text:span text:style-name="T360">,</text:span><text:span text:style-name="T361"><text:s/>пр</text:span><text:span text:style-name="T362">ⷪ</text:span><text:span text:style-name="T363">҇</text:span><text:span text:style-name="T364">ро́къ и҆ пр</text:span><text:span text:style-name="T365">ᲂ</text:span><text:span text:style-name="T366">п</text:span><text:span text:style-name="T367">ᲂ</text:span><text:span text:style-name="T368">вѣ́</text:span><text:span text:style-name="T369">ᲁ</text:span><text:span text:style-name="T370">никъ</text:span><text:span text:style-name="T371"> </text:span><text:span text:style-name="T372">, въ</text:span><text:span text:style-name="T373"> </text:span><text:span text:style-name="T374">кѹ</text:span><text:span text:style-name="T375">́</text:span><text:span text:style-name="T376">пѣ и҆ пр</text:span><text:span text:style-name="T377">ⷣ</text:span><text:span text:style-name="T378">тча .</text:span></text:p>
      <text:p text:style-name="P379"><text:span text:style-name="T380">В</text:span><text:span text:style-name="T381">ъ</text:span><text:span text:style-name="T382"> </text:span><text:span text:style-name="T383">сре</text:span><text:span text:style-name="T384">́</text:span><text:span text:style-name="T385">дꙋ</text:span><text:span text:style-name="T386"> </text:span><text:span text:style-name="T387">, и҆ в̾ пѧто</text:span><text:span text:style-name="T388">ⷦ</text:span><text:span text:style-name="T389">҇</text:span><text:span text:style-name="T390"> </text:span><text:span text:style-name="T391">, тро</text:span><text:span text:style-name="T392">ⷫ</text:span><text:span text:style-name="T393">҇</text:span><text:span text:style-name="T394"> </text:span><text:span text:style-name="T395">, ч</text:span><text:span text:style-name="T396">ⷭ</text:span><text:span text:style-name="T397">҇тно́м</text:span><text:span text:style-name="T398">ꙋ</text:span><text:span text:style-name="T399"><text:s/>кр</text:span><text:span text:style-name="T400">ⷭ</text:span><text:span text:style-name="T401">҇тѹ</text:span><text:span text:style-name="T402">̀</text:span><text:span text:style-name="T403"> . гла</text:span><text:span text:style-name="T404">ⷭ</text:span><text:span text:style-name="T405">҇</text:span><text:span text:style-name="T406"> </text:span><text:span text:style-name="T407">, а҃ . С</text:span><text:span text:style-name="T408">пасѝ гⷭ҇ᲁи лю́ᲁи свᲂѧ̀ , и҆ бл҃гᲂслᲂвѝ ᲁᲂстᲂѧ́нїе твᲂѐ , пᲂбѣ́ᲁы<text:s/></text:span><text:span text:style-name="T409">бл҃гᲂвѣ́рнᲂмꙋ ц҃рю и҆ вели</text:span><text:span text:style-name="T410">́</text:span><text:span text:style-name="T411">кᲂмꙋ кн҃зю<text:s/></text:span><text:span text:style-name="T412">на сᲂпрᲂти́вныѧ ᲁа́рꙋй , и҆ свᲂѧ̀ сᲂхранѧ́ѧ крⷭ҇то́мъ лю́ᲁи . [</text:span><text:span text:style-name="T413">а҆ по настᲂѧ</text:span><text:span text:style-name="T414">́</text:span><text:span text:style-name="T415">щемꙋ : С</text:span><text:span text:style-name="T416">пасѝ гⷭ҇ᲁи лю́ᲁи свᲂѧ̀ , и҆<text:s/></text:span><text:span text:style-name="T417">бл҃гᲂслᲂвѝ ᲁᲂстᲂѧ́нїе свᲂѐ , пᲂбѣ́ᲁы правᲂсла́внымъ хрⷭ҇тїѧ́нѡмъ на сᲂпрѡти́вныѧ ᲁа́рꙋй , и҆ свᲂѧ̀ сᲂхранѧ́ѧ крⷭ҇то́мъ лю́ᲁи .]<text:s/></text:span><text:span text:style-name="T418">кр</text:span><text:span text:style-name="T419">ⷭ</text:span><text:span text:style-name="T420">҇т</text:span><text:span text:style-name="T421">ᲂ</text:span><text:span text:style-name="T422">б҃гᲂро</text:span><text:span text:style-name="T423">́</text:span><text:span text:style-name="T424">ᲁ</text:span><text:span text:style-name="T425">иченъ</text:span><text:span text:style-name="T426"> </text:span><text:span text:style-name="T427">. И҆́</text:span><text:span text:style-name="T428">же тв</text:span><text:span text:style-name="T429">ᲂ</text:span><text:span text:style-name="T430">ѐ заст</text:span><text:span text:style-name="T431">ꙋ</text:span><text:span text:style-name="T432">пле́нїе стѧжа́вше преч</text:span><text:span text:style-name="T433">ⷭ</text:span><text:span text:style-name="T434">҇таѧ</text:span><text:span text:style-name="T435"> </text:span><text:span text:style-name="T436">, и҆ тв</text:span><text:span text:style-name="T437">ᲂ</text:span><text:span text:style-name="T438">и́ми мл҃твами ѿ бѣ́</text:span><text:span text:style-name="T439">ᲁ</text:span><text:span text:style-name="T440">ъ и҆збавлѧ́емсѧ . кр</text:span><text:span text:style-name="T441">ⷭ</text:span><text:span text:style-name="T442">҇то́мъ</text:span><text:span text:style-name="T443"> </text:span><text:span text:style-name="T444">бо с҃на тв</text:span><text:span text:style-name="T445">ᲂ</text:span><text:span text:style-name="T446">егѡ̀ всег</text:span><text:span text:style-name="T447">ᲁ</text:span><text:span text:style-name="T448">а̀ храни́ми вез</text:span><text:span text:style-name="T449">ᲁ</text:span><text:span text:style-name="T450">ѣ̀</text:span><text:span text:style-name="T451"> , по́ </text:span><text:span text:style-name="T452">ᲁᲂ</text:span><text:span text:style-name="T453">лг</text:span><text:span text:style-name="T454">ꙋ</text:span><text:span text:style-name="T455"><text:s/></text:span><text:span text:style-name="T456">тѧ</text:span><text:span text:style-name="T457">̀</text:span><text:span text:style-name="T458"><text:s/>всѝ бл҃г</text:span><text:span text:style-name="T459">ᲂ</text:span><text:span text:style-name="T460">че́стнѡ велича́ємъ</text:span><text:span text:style-name="T461"> </text:span><text:span text:style-name="T462">.<text:s/></text:span><text:span text:style-name="T463">коⷣ , гла</text:span><text:span text:style-name="T464">́</text:span><text:span text:style-name="T465">съ</text:span><text:span text:style-name="T466"> </text:span><text:span text:style-name="T467">,<text:s/></text:span><text:span text:style-name="T468">ᲁ</text:span><text:span text:style-name="T469">҃</text:span><text:span text:style-name="T470"> </text:span><text:span text:style-name="T471">. сам</text:span><text:span text:style-name="T472">ᲂ</text:span><text:span text:style-name="T473">п</text:span><text:span text:style-name="T474">ᲂᲁ</text:span><text:span text:style-name="T475">о́бенъ . В</text:span><text:span text:style-name="T476">ᲂ</text:span><text:span text:style-name="T477">знесы́исѧ на́ крⷭ҇тъ во́лею , тезᲂи҆мени́тᲂмꙋ ны́нѣ г꙼ра́ᲁꙋ (ж꙼и́тельствꙋ) твᲂемꙋ̀ , щеᲁро</text:span><text:span text:style-name="T478">́</text:span><text:span text:style-name="T479">ты твᲂѧ̀ ᲁа́рꙋй хрⷭ҇тѐ б҃же .<text:s/></text:span><text:span text:style-name="T480">вᲂзвеселѝ си́лᲂю свᲂе́ю<text:s/></text:span><text:span text:style-name="T481">бл҃гᲂвѣ́рнаго ц҃рѧ на́шего</text:span><text:span text:style-name="T482"> , пᲂбѣ́ᲁы ᲁаѧ̀<text:s/></text:span><text:span text:style-name="T483">є҆мѹ</text:span><text:span text:style-name="T484">̀</text:span><text:span text:style-name="T485"><text:s/>на сꙋпᲂста́ты . пᲂсо́бїе и҆мѹ</text:span><text:span text:style-name="T486">́</text:span><text:span text:style-name="T487">щꙋ твᲂѐ ѻ҆рꙋ́жїе , ми</text:span><text:span text:style-name="T488">́</text:span><text:span text:style-name="T489">рꙋ непᲂбѣᲁи́мꙋю</text:span><text:span text:style-name="T490"><text:s/>пᲂбѣ́ᲁꙋ . [</text:span><text:span text:style-name="T491">а҆ по настᲂѧ</text:span><text:span text:style-name="T492">́</text:span><text:span text:style-name="T493">щемꙋ : В</text:span><text:span text:style-name="T494">ᲂ</text:span><text:span text:style-name="T495">знесы́исѧ на́ кр</text:span><text:span text:style-name="T496">ⷭ</text:span><text:span text:style-name="T497">҇тъ</text:span><text:span text:style-name="T498"><text:s/>во́лею</text:span><text:span text:style-name="T499"> </text:span><text:span text:style-name="T500">, тез</text:span><text:span text:style-name="T501">ᲂ</text:span><text:span text:style-name="T502">имени́т</text:span><text:span text:style-name="T503">ᲂ</text:span><text:span text:style-name="T504">м</text:span><text:span text:style-name="T505">ꙋ</text:span><text:span text:style-name="T506"><text:s/>ны́нѣ г</text:span><text:span text:style-name="T507">꙼</text:span><text:span text:style-name="T508">ра́</text:span><text:span text:style-name="T509">ᲁꙋ</text:span><text:span text:style-name="T510"><text:s/>(</text:span><text:span text:style-name="T511">и҆лѝ :</text:span><text:span text:style-name="T512"><text:s/>ж</text:span><text:span text:style-name="T513">꙼</text:span><text:span text:style-name="T514">и́тельств</text:span><text:span text:style-name="T515">ꙋ</text:span><text:span text:style-name="T516">)</text:span><text:span text:style-name="T517"><text:s/>тв</text:span><text:span text:style-name="T518">ᲂ</text:span><text:span text:style-name="T519">ем</text:span><text:span text:style-name="T520">ꙋ</text:span><text:span text:style-name="T521">̀</text:span><text:span text:style-name="T522"> </text:span><text:span text:style-name="T523">, ще</text:span><text:span text:style-name="T524">ᲁ</text:span><text:span text:style-name="T525">рѡ́ты тв</text:span><text:span text:style-name="T526">ᲂ</text:span><text:span text:style-name="T527">ѧ̀</text:span><text:span text:style-name="T528"><text:s/></text:span><text:span text:style-name="T529">ᲁ</text:span><text:span text:style-name="T530">а́р</text:span><text:span text:style-name="T531">ꙋ</text:span><text:span text:style-name="T532">й хр</text:span><text:span text:style-name="T533">ⷭ</text:span><text:span text:style-name="T534">҇тѐ</text:span><text:span text:style-name="T535"><text:s/>б҃же . в</text:span><text:span text:style-name="T536">ᲂ</text:span><text:span text:style-name="T537">звеселѝ си́л</text:span><text:span text:style-name="T538">ᲂ</text:span><text:span text:style-name="T539">ю св</text:span><text:span text:style-name="T540">ᲂ</text:span><text:span text:style-name="T541">е́ю прав</text:span><text:span text:style-name="T542">ᲂ</text:span><text:span text:style-name="T543">сла́вныѧ хр</text:span><text:span text:style-name="T544">ⷭ</text:span><text:span text:style-name="T545">҇тїѧ́ны</text:span><text:span text:style-name="T546"> </text:span><text:span text:style-name="T547">, пѡбѣ́</text:span><text:span text:style-name="T548">ᲁ</text:span><text:span text:style-name="T549">ы<text:s/></text:span><text:span text:style-name="T550">ᲁ</text:span><text:span text:style-name="T551">аѧ̀ и҆́мъ на с</text:span><text:span text:style-name="T552">ᲂ</text:span><text:span text:style-name="T553">п</text:span><text:span text:style-name="T554">ᲂ</text:span><text:span text:style-name="T555">ста́ты</text:span><text:span text:style-name="T556"> </text:span><text:span text:style-name="T557">, п</text:span><text:span text:style-name="T558">ᲂ</text:span><text:span text:style-name="T559">со́бїе и҆м</text:span><text:span text:style-name="T560">ꙋ</text:span><text:span text:style-name="T561">́щ</text:span><text:span text:style-name="T562">ꙋ</text:span><text:span text:style-name="T563"><text:s/>тв</text:span><text:span text:style-name="T564">ᲂ</text:span><text:span text:style-name="T565">ѐ ѻ҆р</text:span><text:span text:style-name="T566">ꙋ</text:span><text:span text:style-name="T567">́жїе</text:span><text:span text:style-name="T568"> </text:span><text:span text:style-name="T569">, мі́р</text:span><text:span text:style-name="T570">ꙋ</text:span><text:span text:style-name="T571"><text:s/>неп</text:span><text:span text:style-name="T572">ᲂ</text:span><text:span text:style-name="T573">бѣ</text:span><text:span text:style-name="T574">ᲁ</text:span><text:span text:style-name="T575">и́м</text:span><text:span text:style-name="T576">ꙋ</text:span><text:span text:style-name="T577">ю п</text:span><text:span text:style-name="T578">ᲂ</text:span><text:span text:style-name="T579">бѣ́</text:span><text:span text:style-name="T580">ᲁꙋ</text:span><text:span text:style-name="T581"> .]</text:span></text:p>
      <text:p text:style-name="P582"><text:span text:style-name="T583">В</text:span><text:span text:style-name="T584">ⸯ</text:span><text:span text:style-name="T585"> </text:span><text:span text:style-name="T586">четверто</text:span><text:span text:style-name="T587">́</text:span><text:span text:style-name="T588">къ</text:span><text:span text:style-name="T589"> </text:span><text:span text:style-name="T590">, троⷫ҇ , а҆п</text:span><text:span text:style-name="T591">ⷭ</text:span><text:span text:style-name="T592">҇лѡ</text:span><text:span text:style-name="T593">ⷨ</text:span><text:span text:style-name="T594"> </text:span><text:span text:style-name="T595">. гла</text:span><text:span text:style-name="T596">ⷭ</text:span><text:span text:style-name="T597">҇</text:span><text:span text:style-name="T598"> </text:span><text:span text:style-name="T599">, г҃ . А҆</text:span><text:span text:style-name="T600">п</text:span><text:span text:style-name="T601">ⷭ</text:span><text:span text:style-name="T602">҇ли</text:span><text:span text:style-name="T603"><text:s/>с҃ті́и</text:span><text:span text:style-name="T604"> </text:span><text:span text:style-name="T605">, м</text:span><text:span text:style-name="T606">ᲂ</text:span><text:span text:style-name="T607">ли</text:span><text:span text:style-name="T608">̑</text:span><text:span text:style-name="T609">те млⷭ҇ти́ваго б҃га</text:span><text:span text:style-name="T610"> </text:span><text:span text:style-name="T611">,<text:s/></text:span><text:span text:style-name="T612">ᲁ</text:span><text:span text:style-name="T613">а грѣхѡ́въ ѡ҆ставле́нїе п</text:span><text:span text:style-name="T614">ᲂᲁ</text:span><text:span text:style-name="T615">а́стъ<text:s/></text:span><text:span text:style-name="T616">ᲁ</text:span><text:span text:style-name="T617">҃шѧ</text:span><text:span text:style-name="T618">́</text:span><text:span text:style-name="T619">мъ на́шимъ</text:span><text:span text:style-name="T620"> </text:span><text:span text:style-name="T621">.<text:s/></text:span><text:span text:style-name="T622">трᲂпа</text:span><text:span text:style-name="T623">́</text:span><text:span text:style-name="T624">рь</text:span><text:span text:style-name="T625"> </text:span><text:span text:style-name="T626">, ст҃лю нико́лѣ , гла</text:span><text:span text:style-name="T627">́</text:span><text:span text:style-name="T628">съ</text:span><text:span text:style-name="T629"> </text:span><text:span text:style-name="T630">,<text:s/></text:span><text:span text:style-name="T631">ᲁ</text:span><text:span text:style-name="T632">҃</text:span><text:span text:style-name="T633"> </text:span><text:span text:style-name="T634">. П</text:span><text:span text:style-name="T635">ра́вило</text:span><text:span text:style-name="T636"><text:s/>вѣ́рѣ</text:span><text:span text:style-name="T637"> </text:span><text:span text:style-name="T638">, и҆ ѻ҆́бразъ кро́т</text:span><text:span text:style-name="T639">ᲂ</text:span><text:span text:style-name="T640">сти</text:span><text:span text:style-name="T641"> </text:span><text:span text:style-name="T642">, вᲂз</text:span><text:span text:style-name="T643">ᲁ</text:span><text:span text:style-name="T644">ержа́нїю ѹ҆чи́телѧ<text:s/></text:span><text:span text:style-name="T645">ꙗ</text:span><text:span text:style-name="T646">҆ви́</text:span><text:span text:style-name="T647"> </text:span><text:span text:style-name="T648">тѧ г</text:span><text:span text:style-name="T649">ⷭ</text:span><text:span text:style-name="T650">҇</text:span><text:span text:style-name="T651">ᲁ</text:span><text:span text:style-name="T652">ь ста́</text:span><text:span text:style-name="T653">ᲁꙋ</text:span><text:span text:style-name="T654"><text:s/>св</text:span><text:span text:style-name="T655">ᲂ</text:span><text:span text:style-name="T656">емѹ</text:span><text:span text:style-name="T657">̀</text:span><text:span text:style-name="T658"> </text:span><text:span text:style-name="T659">,<text:s/></text:span><text:span text:style-name="T660">ꙗ</text:span><text:span text:style-name="T661">҆́же</text:span><text:span text:style-name="T662"><text:s/>вещє</text:span><text:span text:style-name="T663">́</text:span><text:span text:style-name="T664">мъ и҆́стина . сегѡ̀ ра́</text:span><text:span text:style-name="T665">ᲁ</text:span><text:span text:style-name="T666">и стѧжа́въ смире́нїемъ высо</text:span><text:span text:style-name="T667">́</text:span><text:span text:style-name="T668">каѧ</text:span><text:span text:style-name="T669"> </text:span><text:span text:style-name="T670">, нището́ю бᲂга́таѧ</text:span><text:span text:style-name="T671"> </text:span><text:span text:style-name="T672">, ѻ҆́ч҃е на́шъ ст҃лю нико́лае . м</text:span><text:span text:style-name="T673">ᲂ</text:span><text:span text:style-name="T674">лѝ хр</text:span><text:span text:style-name="T675">ⷭ</text:span><text:span text:style-name="T676">҇та̀</text:span><text:span text:style-name="T677"><text:s/>б҃га</text:span><text:span text:style-name="T678"> </text:span><text:span text:style-name="T679">,</text:span><text:span text:style-name="T680"><text:s/>спасти́сѧ<text:s/></text:span><text:span text:style-name="T681">ᲁ</text:span><text:span text:style-name="T682">҃шѧ</text:span><text:span text:style-name="T683">́</text:span><text:span text:style-name="T684">мъ на́шимъ</text:span><text:span text:style-name="T685"> </text:span><text:span text:style-name="T686">.<text:s/></text:span><text:span text:style-name="T687">на</text:span><text:span text:style-name="T688"> </text:span><text:span text:style-name="T689">вече</text:span><text:span text:style-name="T690">́</text:span><text:span text:style-name="T691">рни</text:span><text:span text:style-name="T692"> ,</text:span><text:span text:style-name="T693"><text:s/>б҃гᲂро</text:span><text:span text:style-name="T694">́</text:span><text:span text:style-name="T695">ᲁ</text:span><text:span text:style-name="T696">иченъ</text:span><text:span text:style-name="T697"> </text:span><text:span text:style-name="T698">. С</text:span><text:span text:style-name="T699">ло́в</text:span><text:span text:style-name="T700">ᲂ</text:span><text:span text:style-name="T701"><text:s/>ѻ҆́ч҃еє хр</text:span><text:span text:style-name="T702">ⷭ</text:span><text:span text:style-name="T703">҇та̀</text:span><text:span text:style-name="T704"><text:s/>б҃га на́шегѡ и҆з̾ тебѐ в</text:span><text:span text:style-name="T705">ᲂ</text:span><text:span text:style-name="T706">пло́щьшеесѧ раз</text:span><text:span text:style-name="T707">ꙋ</text:span><text:span text:style-name="T708">мѣ́хᲂмъ б</text:span><text:span text:style-name="T709">ⷣ</text:span><text:span text:style-name="T710">цѣ<text:s/></text:span><text:span text:style-name="T711">ᲁ</text:span><text:span text:style-name="T712">҃во</text:span><text:span text:style-name="T713"> . т</text:span><text:span text:style-name="T714">ᲂ</text:span><text:span text:style-name="T715">го̀ м</text:span><text:span text:style-name="T716">ᲂ</text:span><text:span text:style-name="T717">лѝ спастѝ<text:s/></text:span><text:span text:style-name="T718">ᲁꙋ</text:span><text:span text:style-name="T719">шѧ̀ на́шѧ .</text:span><text:span text:style-name="T720"><text:s/></text:span><text:span text:style-name="T721">[</text:span><text:span text:style-name="T722">а҆ на ѹ҆́трени</text:span><text:span text:style-name="T723"> </text:span><text:span text:style-name="T724">, б҃г</text:span><text:span text:style-name="T725">ᲂ</text:span><text:span text:style-name="T726">ро́</text:span><text:span text:style-name="T727">ᲁ</text:span><text:span text:style-name="T728">иченъ се́й . Т</text:span><text:span text:style-name="T729">ебѐ х</text:span><text:span text:style-name="T730">ᲂᲁ</text:span><text:span text:style-name="T731">а́таиц</text:span><text:span text:style-name="T732">ꙋ</text:span><text:span text:style-name="T733"><text:s/>спасе́нїѧ ро́</text:span><text:span text:style-name="T734">ᲁ</text:span><text:span text:style-name="T735">а на́шегѡ в</text:span><text:span text:style-name="T736">ᲂ</text:span><text:span text:style-name="T737">спѣва́емъ</text:span><text:span text:style-name="T738"> </text:span><text:span text:style-name="T739">, б</text:span><text:span text:style-name="T740">ⷣ</text:span><text:span text:style-name="T741">це<text:s/></text:span><text:span text:style-name="T742">ᲁ</text:span><text:span text:style-name="T743">҃во</text:span><text:span text:style-name="T744"> . пло́тїю бо є҆ю́же и҆з̾ тебѐ пр</text:span><text:span text:style-name="T745">ᲂ</text:span><text:span text:style-name="T746">ше́</text:span><text:span text:style-name="T747">ᲁ</text:span><text:span text:style-name="T748">ъ с҃нъ тво́й и҆ б҃гъ на́шъ</text:span><text:span text:style-name="T749"> </text:span><text:span text:style-name="T750">, кр</text:span><text:span text:style-name="T751">ⷭ</text:span><text:span text:style-name="T752">҇тн</text:span><text:span text:style-name="T753">ꙋ</text:span><text:span text:style-name="T754">ю прїи́мъ стра́сть</text:span><text:span text:style-name="T755"> </text:span><text:span text:style-name="T756">, и҆зба́влъ є҆́сть на́съ и҆з̾ и҆стлѣ́нїѧ</text:span><text:span text:style-name="T757"> </text:span><text:span text:style-name="T758">,<text:s/></text:span><text:span text:style-name="T759">ꙗ</text:span><text:span text:style-name="T760">҆́кѡ</text:span><text:span text:style-name="T761"><text:s/>чл҃к</text:span><text:span text:style-name="T762">ᲂ</text:span><text:span text:style-name="T763">лю́бецъ .</text:span><text:span text:style-name="T764">]<text:s/></text:span><text:span text:style-name="T765">коⷣ , а҆п</text:span><text:span text:style-name="T766">ⷭ</text:span><text:span text:style-name="T767">҇лѡⷨ</text:span><text:span text:style-name="T768"> </text:span><text:span text:style-name="T769">, гла</text:span><text:span text:style-name="T770">ⷭ</text:span><text:span text:style-name="T771">҇</text:span><text:span text:style-name="T772"> </text:span><text:span text:style-name="T773">, и҃ . Т</text:span><text:span text:style-name="T774">ве</text:span><text:span text:style-name="T775">́</text:span><text:span text:style-name="T776">р</text:span><text:span text:style-name="T777">ᲁ</text:span><text:span text:style-name="T778">ыѧ и҆ б҃г</text:span><text:span text:style-name="T779">ᲂ</text:span><text:span text:style-name="T780">вѣща́нныѧ пр</text:span><text:span text:style-name="T781">ᲂ</text:span><text:span text:style-name="T782">п</text:span><text:span text:style-name="T783">ᲂ</text:span><text:span text:style-name="T784">вѣ́</text:span><text:span text:style-name="T785">ᲁ</text:span><text:span text:style-name="T786">атели</text:span><text:span text:style-name="T787"> </text:span><text:span text:style-name="T788">, ве́рхъ ѹ҆чн҃къ тв</text:span><text:span text:style-name="T789">ᲂ</text:span><text:span text:style-name="T790">и́хъ г</text:span><text:span text:style-name="T791">ⷭ</text:span><text:span text:style-name="T792">҇</text:span><text:span text:style-name="T793">ᲁ</text:span><text:span text:style-name="T794">и прїѧ́тъ в̾ наслаж</text:span><text:span text:style-name="T795">ᲁ</text:span><text:span text:style-name="T796">е́нїе</text:span><text:span text:style-name="T797"> </text:span><text:span text:style-name="T798">,</text:span><text:span text:style-name="T799"><text:s/>бл҃ги́хъ тв</text:span><text:span text:style-name="T800">ᲂ</text:span><text:span text:style-name="T801">и́хъ п</text:span><text:span text:style-name="T802">ᲂ</text:span><text:span text:style-name="T803">ко́ѧ . тр</text:span><text:span text:style-name="T804">ꙋᲁ</text:span><text:span text:style-name="T805">ы́  бо и҆</text:span><text:span text:style-name="T806">́</text:span><text:span text:style-name="T807">хъ и҆ сме</text:span><text:span text:style-name="T808">́</text:span><text:span text:style-name="T809">рть прїѧ́тъ па́че всѧ́к</text:span><text:span text:style-name="T810">ᲂ</text:span><text:span text:style-name="T811">гѡ прин</text:span><text:span text:style-name="T812">ᲂ</text:span><text:span text:style-name="T813">ше́нїѧ</text:span><text:span text:style-name="T814"> </text:span><text:span text:style-name="T815">, є҆</text:span><text:span text:style-name="T816">ᲁ</text:span><text:span text:style-name="T817">и́не свѣ́</text:span><text:span text:style-name="T818">ᲁ</text:span><text:span text:style-name="T819">ыи серᲁе</text:span><text:span text:style-name="T820">́</text:span><text:span text:style-name="T821">чнаѧ .<text:s/></text:span><text:span text:style-name="T822">ко</text:span><text:span text:style-name="T823">ⷣ</text:span><text:span text:style-name="T824"> </text:span><text:span text:style-name="T825">, ст҃лю нико́лѣ , гла</text:span><text:span text:style-name="T826">ⷭ</text:span><text:span text:style-name="T827">҇</text:span><text:span text:style-name="T828"> </text:span><text:span text:style-name="T829">, г҃ . по</text:span><text:span text:style-name="T830">ⷣ</text:span><text:span text:style-name="T831"> </text:span><text:span text:style-name="T832">.<text:s/></text:span><text:span text:style-name="T833">ᲁ</text:span><text:span text:style-name="T834">҃</text:span><text:span text:style-name="T835">ваѧ<text:s/></text:span><text:span text:style-name="T836">ᲁ</text:span><text:span text:style-name="T837">не́сь .</text:span><text:span text:style-name="T838"><text:s/>В</text:span><text:span text:style-name="T839">̾</text:span><text:span text:style-name="T840"> </text:span><text:span text:style-name="T841">ми́рѣхъ с҃те нико́лае ст҃ль<text:s/></text:span><text:span text:style-name="T842">ꙗ</text:span><text:span text:style-name="T843">҆ви́сѧ</text:span><text:span text:style-name="T844"> . хр</text:span><text:span text:style-name="T845">ⷭ</text:span><text:span text:style-name="T846">҇то́во</text:span><text:span text:style-name="T847"> </text:span><text:span text:style-name="T848">бо<text:s/></text:span><text:span text:style-name="T849">ᲁ</text:span><text:span text:style-name="T850">не́сь прп</text:span><text:span text:style-name="T851">ⷣ</text:span><text:span text:style-name="T852">бне є҆ѵ</text:span><text:span text:style-name="T853">ⷢ</text:span><text:span text:style-name="T854">҇а́лїе</text:span><text:span text:style-name="T855"><text:s/>и҆спо́лнивъ</text:span><text:span text:style-name="T856"> </text:span><text:span text:style-name="T857">, п</text:span><text:span text:style-name="T858">ᲂ</text:span><text:span text:style-name="T859">л</text:span><text:span text:style-name="T860">ᲂ</text:span><text:span text:style-name="T861">жи́лъ є҆сѝ<text:s/></text:span><text:span text:style-name="T862">ᲁ</text:span><text:span text:style-name="T863">҃шю</text:span><text:span text:style-name="T864"><text:s/>св</text:span><text:span text:style-name="T865">ᲂ</text:span><text:span text:style-name="T866">ю̀ за́ лю</text:span><text:span text:style-name="T867">ᲁ</text:span><text:span text:style-name="T868">и св</text:span><text:span text:style-name="T869">ᲂ</text:span><text:span text:style-name="T870">ѧ̀</text:span><text:span text:style-name="T871"> </text:span><text:span text:style-name="T872">, и҆ спа́слъ є҆сѝ непᲂви́нныѧ ѿ сме́рти . сегѡ̀ ра́</text:span><text:span text:style-name="T873">ᲁ</text:span><text:span text:style-name="T874">и ѡ҆с҃ти́сѧ</text:span><text:span text:style-name="T875"> </text:span><text:span text:style-name="T876">, и҆<text:s/></text:span><text:span text:style-name="T877">ꙗ</text:span><text:span text:style-name="T878">҆ви́сѧ</text:span><text:span text:style-name="T879"><text:s/>ве́лїи таи</text:span><text:span text:style-name="T880">́</text:span><text:span text:style-name="T881">нникъ б҃жїѧ бл҃г</text:span><text:span text:style-name="T882">ᲂᲁ</text:span><text:span text:style-name="T883">а́ти .</text:span></text:p>
      <text:p text:style-name="P884"><text:span text:style-name="T885">В</text:span><text:span text:style-name="T886">ъ</text:span><text:span text:style-name="T887"> </text:span><text:span text:style-name="T888">с</text:span><text:span text:style-name="T889">ꙋ</text:span><text:span text:style-name="T890">бꙍ</text:span><text:span text:style-name="T891">́</text:span><text:span text:style-name="T892">т</text:span><text:span text:style-name="T893">ꙋ</text:span><text:span text:style-name="T894"> </text:span><text:span text:style-name="T895">, трᲂпа</text:span><text:span text:style-name="T896">́</text:span><text:span text:style-name="T897">рь</text:span><text:span text:style-name="T898"> </text:span><text:span text:style-name="T899">, всѣ́мъ с҃ты́мъ , гла</text:span><text:span text:style-name="T900">́</text:span><text:span text:style-name="T901">съ</text:span><text:span text:style-name="T902"> </text:span><text:span text:style-name="T903">, в҃ . А҆</text:span><text:span text:style-name="T904">п</text:span><text:span text:style-name="T905">ⷭ</text:span><text:span text:style-name="T906">҇ли</text:span><text:span text:style-name="T907"> </text:span><text:span text:style-name="T908">прⷪ҇рцы и҆ мч҃нцы</text:span><text:span text:style-name="T909"> </text:span><text:span text:style-name="T910">, ст҃лїє</text:span><text:span text:style-name="T911"> </text:span><text:span text:style-name="T912">прп</text:span><text:span text:style-name="T913">ⷣ</text:span><text:span text:style-name="T914">бнїи и҆ пра́ве</text:span><text:span text:style-name="T915">ᲁ</text:span><text:span text:style-name="T916">нїи</text:span><text:span text:style-name="T917"> </text:span><text:span text:style-name="T918">, и҆́же<text:s/></text:span><text:span text:style-name="T919">ᲁ</text:span><text:span text:style-name="T920">о́брѣ по́</text:span><text:span text:style-name="T921">ᲁ</text:span><text:span text:style-name="T922">вигъ ск</text:span><text:span text:style-name="T923">ᲂ</text:span><text:span text:style-name="T924">нча́вше</text:span><text:span text:style-name="T925"> </text:span><text:span text:style-name="T926">, и҆ вѣ́р</text:span><text:span text:style-name="T927">ꙋ</text:span><text:span text:style-name="T928"><text:s/>с</text:span><text:span text:style-name="T929">ᲂ</text:span><text:span text:style-name="T930">блю́</text:span><text:span text:style-name="T931">ᲁ</text:span><text:span text:style-name="T932">ше</text:span><text:span text:style-name="T933"> </text:span><text:span text:style-name="T934">,<text:s/></text:span><text:span text:style-name="T935">ᲁ</text:span><text:span text:style-name="T936">ерзн</text:span><text:span text:style-name="T937">ᲂ</text:span><text:span text:style-name="T938">ве́нїе и҆мѹ</text:span><text:span text:style-name="T939">́</text:span><text:span text:style-name="T940">ще къ сп҃с</text:span><text:span text:style-name="T941">ꙋ</text:span><text:span text:style-name="T942"> . мо́лимъ</text:span><text:span text:style-name="T943"> </text:span><text:span text:style-name="T944">вы</text:span><text:span text:style-name="T945"> </text:span><text:span text:style-name="T946">, ѡ҆ на́съ т</text:span><text:span text:style-name="T947">ᲂ</text:span><text:span text:style-name="T948">го̀ м</text:span><text:span text:style-name="T949">ᲂ</text:span><text:span text:style-name="T950">ли</text:span><text:span text:style-name="T951">̑</text:span><text:span text:style-name="T952">те<text:s/></text:span><text:span text:style-name="T953">ꙗ</text:span><text:span text:style-name="T954">҆́кѡ</text:span><text:span text:style-name="T955"><text:s/>бл҃га</text:span><text:span text:style-name="T956"> </text:span><text:span text:style-name="T957">,<text:s/></text:span><text:span text:style-name="T958">спастѝ<text:s/></text:span><text:span text:style-name="T959">ᲁꙋ</text:span><text:span text:style-name="T960">шѧ̀ на́шѧ . [</text:span><text:span text:style-name="T961">и҆́нъ</text:span><text:span text:style-name="T962"> </text:span><text:span text:style-name="T963">, всѣ́мъ с҃ты́мъ . гла</text:span><text:span text:style-name="T964">ⷭ</text:span><text:span text:style-name="T965">҇</text:span><text:span text:style-name="T966"> </text:span><text:span text:style-name="T967">,<text:s/></text:span><text:span text:style-name="T968">ᲁ</text:span><text:span text:style-name="T969">҃</text:span><text:span text:style-name="T970"> </text:span><text:span text:style-name="T971">. И҆́</text:span><text:span text:style-name="T972">же во все́мъ мі́рѣ мч҃нкъ тв</text:span><text:span text:style-name="T973">ᲂ</text:span><text:span text:style-name="T974">и́хъ г</text:span><text:span text:style-name="T975">ⷭ</text:span><text:span text:style-name="T976">҇</text:span><text:span text:style-name="T977">ᲁ</text:span><text:span text:style-name="T978">и</text:span><text:span text:style-name="T979"> </text:span><text:span text:style-name="T980">,<text:s/></text:span><text:span text:style-name="T981">ꙗ</text:span><text:span text:style-name="T982">҆́кѡ</text:span><text:span text:style-name="T983"><text:s/>багрѧни́цею и҆ ви́сс</text:span><text:span text:style-name="T984">ᲂ</text:span><text:span text:style-name="T985">мъ кр</text:span><text:span text:style-name="T986">ᲂ</text:span><text:span text:style-name="T987">вьмѝ и҆́хъ</text:span><text:span text:style-name="T988"> </text:span><text:span text:style-name="T989">, ц҃ркви тв</text:span><text:span text:style-name="T990">ᲂ</text:span><text:span text:style-name="T991">ѧ̀</text:span><text:span text:style-name="T992"><text:s/>ѹ҆краси́вшисѧ</text:span><text:span text:style-name="T993"> </text:span><text:span text:style-name="T994">, тѣ́ми в</text:span><text:span text:style-name="T995">ᲂ</text:span><text:span text:style-name="T996">пїе́тъ ти хр</text:span><text:span text:style-name="T997">ⷭ</text:span><text:span text:style-name="T998">҇тѐ</text:span><text:span text:style-name="T999"><text:s/>б҃же . лю́</text:span><text:span text:style-name="T1000">ᲁ</text:span><text:span text:style-name="T1001">ємъ тв</text:span><text:span text:style-name="T1002">ᲂ</text:span><text:span text:style-name="T1003">и́мъ ще</text:span><text:span text:style-name="T1004">ᲁ</text:span><text:span text:style-name="T1005">рѡ́ты тв</text:span><text:span text:style-name="T1006">ᲂ</text:span><text:span text:style-name="T1007">ѧ̀</text:span><text:span text:style-name="T1008"><text:s/>низп</text:span><text:span text:style-name="T1009">ᲂ</text:span><text:span text:style-name="T1010">слѝ</text:span><text:span text:style-name="T1011"> </text:span><text:span text:style-name="T1012">, и҆ ми́ръ гра́</text:span><text:span text:style-name="T1013">ᲁꙋ</text:span><text:span text:style-name="T1014"><text:s/>тв</text:span><text:span text:style-name="T1015">ᲂ</text:span><text:span text:style-name="T1016">ем</text:span><text:span text:style-name="T1017">ꙋ</text:span><text:span text:style-name="T1018">̀<text:s/></text:span><text:span text:style-name="T1019">ᲁ</text:span><text:span text:style-name="T1020">а́р</text:span><text:span text:style-name="T1021">ꙋ</text:span><text:span text:style-name="T1022">й</text:span><text:span text:style-name="T1023"> </text:span><text:span text:style-name="T1024">, и҆<text:s/></text:span><text:span text:style-name="T1025">ᲁꙋ</text:span><text:span text:style-name="T1026">ша́мъ на́шымъ ве́лїю ми́л</text:span><text:span text:style-name="T1027">ᲂ</text:span><text:span text:style-name="T1028">сть .]</text:span></text:p>
      <text:p text:style-name="P1029"><text:span text:style-name="T1030">трᲂпа</text:span><text:span text:style-name="T1031">́</text:span><text:span text:style-name="T1032">рь</text:span><text:span text:style-name="T1033"> </text:span><text:span text:style-name="T1034">, за</text:span><text:span text:style-name="T1035"> </text:span><text:span text:style-name="T1036">ѹ҆п</text:span><text:span text:style-name="T1037">ᲂ</text:span><text:span text:style-name="T1038">ко́й , гла</text:span><text:span text:style-name="T1039">́</text:span><text:span text:style-name="T1040">съ</text:span><text:span text:style-name="T1041"> </text:span><text:span text:style-name="T1042">, в҃ . П</text:span><text:span text:style-name="T1043">ᲂ</text:span><text:span text:style-name="T1044">мѧнѝ г</text:span><text:span text:style-name="T1045">ⷭ</text:span><text:span text:style-name="T1046">҇</text:span><text:span text:style-name="T1047">ᲁ</text:span><text:span text:style-name="T1048">и<text:s/></text:span><text:span text:style-name="T1049">ꙗ</text:span><text:span text:style-name="T1050">҆́кѡ</text:span><text:span text:style-name="T1051"><text:s/>бл҃гъ рабы̀ св</text:span><text:span text:style-name="T1052">ᲂ</text:span><text:span text:style-name="T1053">ѧ̀</text:span><text:span text:style-name="T1054"> , и҆ є҆ли́ка в̾ житїѝ се́мъ с</text:span><text:span text:style-name="T1055">ᲂ</text:span><text:span text:style-name="T1056">грѣши́ша</text:span><text:span text:style-name="T1057"> </text:span><text:span text:style-name="T1058">,</text:span><text:span text:style-name="T1059"><text:s/>пр</text:span><text:span text:style-name="T1060">ᲂ</text:span><text:span text:style-name="T1061">стѝ . никто́же бо без</text:span><text:span text:style-name="T1062">̾</text:span><text:span text:style-name="T1063"> </text:span><text:span text:style-name="T1064">грѣха̀</text:span><text:span text:style-name="T1065"> </text:span><text:span text:style-name="T1066">, то́кмѡ ты̀ м</text:span><text:span text:style-name="T1067">ᲂ</text:span><text:span text:style-name="T1068">гі́и преста́вленымъ<text:s/></text:span><text:span text:style-name="T1069">ᲁ</text:span><text:span text:style-name="T1070">а́ти п</text:span><text:span text:style-name="T1071">ᲂ</text:span><text:span text:style-name="T1072">ко́й .<text:s/></text:span><text:span text:style-name="T1073">б҃гᲂро́ᲁиченъ</text:span><text:span text:style-name="T1074"> </text:span><text:span text:style-name="T1075">.</text:span><text:span text:style-name="T1076"><text:s/>М</text:span><text:span text:style-name="T1077">т҃и с҃та́ѧ преч</text:span><text:span text:style-name="T1078">ⷭ</text:span><text:span text:style-name="T1079">҇тагѡ</text:span><text:span text:style-name="T1080"><text:s/>свѣ́та . а҆́нг҃льскими пѣ́сньми чтѹ</text:span><text:span text:style-name="T1081">́</text:span><text:span text:style-name="T1082">ще тѧ</text:span><text:span text:style-name="T1083">̀</text:span><text:span text:style-name="T1084"><text:s/>пᲂє</text:span><text:span text:style-name="T1085">́</text:span><text:span text:style-name="T1086">мъ и҆ велича́емъ</text:span><text:span text:style-name="T1087"> </text:span><text:span text:style-name="T1088">.<text:s/></text:span><text:span text:style-name="T1089">и҆́нъ трᲂпа</text:span><text:span text:style-name="T1090">́</text:span><text:span text:style-name="T1091">рь</text:span><text:span text:style-name="T1092"> </text:span><text:span text:style-name="T1093">, за</text:span><text:span text:style-name="T1094"> </text:span><text:span text:style-name="T1095">ѹ҆пᲂко́й</text:span><text:span text:style-name="T1096"> </text:span><text:span text:style-name="T1097">же , гла</text:span><text:span text:style-name="T1098">́</text:span><text:span text:style-name="T1099">съ</text:span><text:span text:style-name="T1100"> </text:span><text:span text:style-name="T1101">, и҃ . И҆́</text:span><text:span text:style-name="T1102">же гл</text:span><text:span text:style-name="T1103">ꙋ</text:span><text:span text:style-name="T1104">бина́ми м</text:span><text:span text:style-name="T1105">ꙋ</text:span><text:span text:style-name="T1106">́</text:span><text:span text:style-name="T1107">ᲁ</text:span><text:span text:style-name="T1108">р</text:span><text:span text:style-name="T1109">ᲂ</text:span><text:span text:style-name="T1110">сти</text:span><text:span text:style-name="T1111"> </text:span><text:span text:style-name="T1112">, чл҃к</text:span><text:span text:style-name="T1113">ᲂ</text:span><text:span text:style-name="T1114">лю́бнѣ всѧ̀ стро</text:span><text:span text:style-name="T1115">́</text:span><text:span text:style-name="T1116">ѧ</text:span><text:span text:style-name="T1117"> :</text:span><text:span text:style-name="T1118"><text:s/>и҆ є҆́же на по́лз</text:span><text:span text:style-name="T1119">ꙋ</text:span><text:span text:style-name="T1120"><text:s/>всѣ́мъ п</text:span><text:span text:style-name="T1121">ᲂᲁ</text:span><text:span text:style-name="T1122">ава́ѧ є҆</text:span><text:span text:style-name="T1123">ᲁ</text:span><text:span text:style-name="T1124">и́не с</text:span><text:span text:style-name="T1125">ᲂᲁ</text:span><text:span text:style-name="T1126">ѣ́телю</text:span><text:span text:style-name="T1127"> , п</text:span><text:span text:style-name="T1128">ᲂ</text:span><text:span text:style-name="T1129">ко́й г</text:span><text:span text:style-name="T1130">ⷭ</text:span><text:span text:style-name="T1131">҇</text:span><text:span text:style-name="T1132">ᲁ</text:span><text:span text:style-name="T1133">и ᲁꙋшѧ̀ ѹ҆со́пшихъ ра</text:span><text:span text:style-name="T1134">̑</text:span><text:span text:style-name="T1135">бъ св</text:span><text:span text:style-name="T1136">ᲂ</text:span><text:span text:style-name="T1137">и́хъ</text:span><text:span text:style-name="T1138"> .</text:span><text:span text:style-name="T1139"><text:s/>на тѧ́ бо ꙋ҆п</text:span><text:span text:style-name="T1140">ᲂ</text:span><text:span text:style-name="T1141">ва́нїе вᲂзл</text:span><text:span text:style-name="T1142">ᲂ</text:span><text:span text:style-name="T1143">жи́ша</text:span><text:span text:style-name="T1144"> </text:span><text:span text:style-name="T1145">, тв</text:span><text:span text:style-name="T1146">ᲂ</text:span><text:span text:style-name="T1147">рца̀ и҆</text:span><text:span text:style-name="T1148"> </text:span><text:span text:style-name="T1149">зиж</text:span><text:span text:style-name="T1150">ᲁ</text:span><text:span text:style-name="T1151">и́телѧ и҆ б҃га на́шегѡ .<text:s/></text:span><text:span text:style-name="T1152">б҃гᲂро́ᲁиченъ</text:span><text:span text:style-name="T1153"> </text:span><text:span text:style-name="T1154">.</text:span><text:span text:style-name="T1155"><text:s/>Т</text:span><text:span text:style-name="T1156">ебѐ гра́</text:span><text:span text:style-name="T1157">ᲁ</text:span><text:span text:style-name="T1158">ъ и҆ приста́нище и҆́мамы</text:span><text:span text:style-name="T1159"> </text:span><text:span text:style-name="T1160">, и҆ мл҃твениц</text:span><text:span text:style-name="T1161">ꙋ</text:span><text:span text:style-name="T1162"><text:s/>бл҃г</text:span><text:span text:style-name="T1163">ᲂ</text:span><text:span text:style-name="T1164">прїѧ́тн</text:span><text:span text:style-name="T1165">ꙋ</text:span><text:span text:style-name="T1166"> </text:span><text:span text:style-name="T1167">, къ ро́ж</text:span><text:span text:style-name="T1168">ᲁ</text:span><text:span text:style-name="T1169">ьшем</text:span><text:span text:style-name="T1170">ꙋ</text:span><text:span text:style-name="T1171">сѧ и҆зъ тебѐ б҃г</text:span><text:span text:style-name="T1172">ꙋ</text:span><text:span text:style-name="T1173"> .</text:span><text:span text:style-name="T1174"><text:s/>б</text:span><text:span text:style-name="T1175">ⷣ</text:span><text:span text:style-name="T1176">це безъневѣ́стнаѧ</text:span><text:span text:style-name="T1177"> </text:span><text:span text:style-name="T1178">, вѣ́рнымъ спасе́нїе .<text:s/></text:span><text:span text:style-name="T1179">кᲂнᲁа</text:span><text:span text:style-name="T1180">́</text:span><text:span text:style-name="T1181">къ</text:span><text:span text:style-name="T1182"> </text:span><text:span text:style-name="T1183">, мч҃нцы . гла</text:span><text:span text:style-name="T1184">́</text:span><text:span text:style-name="T1185">съ</text:span><text:span text:style-name="T1186"> </text:span><text:span text:style-name="T1187">, и҃ .<text:s/></text:span><text:span text:style-name="T1188">Ꙗ</text:span><text:span text:style-name="T1189">҆́</text:span><text:span text:style-name="T1190">кѡ нача́тки є҆стества̀</text:span><text:span text:style-name="T1191"> </text:span><text:span text:style-name="T1192">, с</text:span><text:span text:style-name="T1193">ᲂᲁ</text:span><text:span text:style-name="T1194">ѣ́телю</text:span><text:span text:style-name="T1195"><text:s/>тва́ри</text:span><text:span text:style-name="T1196"> </text:span><text:span text:style-name="T1197">, вселе́ннаѧ прино́ситъ ти</text:span><text:span text:style-name="T1198">̀</text:span><text:span text:style-name="T1199"><text:s/>г</text:span><text:span text:style-name="T1200">ⷭ</text:span><text:span text:style-name="T1201">҇</text:span><text:span text:style-name="T1202">ᲁ</text:span><text:span text:style-name="T1203">и</text:span><text:span text:style-name="T1204"> </text:span><text:span text:style-name="T1205">, б҃г</text:span><text:span text:style-name="T1206">ᲂ</text:span><text:span text:style-name="T1207">но</text:span><text:span text:style-name="T1208">́</text:span><text:span text:style-name="T1209">сныѧ мѹ</text:span><text:span text:style-name="T1210">́</text:span><text:span text:style-name="T1211">ченики . тѣ́хъ мл҃твами</text:span><text:span text:style-name="T1212"> </text:span><text:span text:style-name="T1213">, во смире́нїи гл</text:span><text:span text:style-name="T1214">ꙋ</text:span><text:span text:style-name="T1215">бо́цѣ</text:span><text:span text:style-name="T1216"> </text:span><text:span text:style-name="T1217">, ц҃рк</text:span><text:span text:style-name="T1218">ᲂ</text:span><text:span text:style-name="T1219">вь св</text:span><text:span text:style-name="T1220">ᲂ</text:span><text:span text:style-name="T1221">ю̀</text:span><text:span text:style-name="T1222"> </text:span><text:span text:style-name="T1223">, и҆ гра́</text:span><text:span text:style-name="T1224">ᲁ</text:span><text:span text:style-name="T1225">ъ сво́й</text:span><text:span text:style-name="T1226"> </text:span><text:span text:style-name="T1227">, б</text:span><text:span text:style-name="T1228">ⷣ</text:span><text:span text:style-name="T1229">цы ра́</text:span><text:span text:style-name="T1230">ᲁ</text:span><text:span text:style-name="T1231">и с</text:span><text:span text:style-name="T1232">ᲂ</text:span><text:span text:style-name="T1233">блю</text:span><text:span text:style-name="T1234">ᲁ</text:span><text:span text:style-name="T1235">ѝ</text:span><text:span text:style-name="T1236"> </text:span><text:span text:style-name="T1237">, є҆</text:span><text:span text:style-name="T1238">ᲁ</text:span><text:span text:style-name="T1239">и́не мн</text:span><text:span text:style-name="T1240">ᲂ</text:span><text:span text:style-name="T1241">г</text:span><text:span text:style-name="T1242">ᲂ</text:span><text:span text:style-name="T1243">млⷭ҇тиве .<text:s/></text:span><text:span text:style-name="T1244">кᲂнᲁа</text:span><text:span text:style-name="T1245">́</text:span><text:span text:style-name="T1246">къ</text:span><text:span text:style-name="T1247"> </text:span><text:span text:style-name="T1248">, за</text:span><text:span text:style-name="T1249"> </text:span><text:span text:style-name="T1250">ѹ҆пᲂко́й</text:span><text:span text:style-name="T1251"> . гла</text:span><text:span text:style-name="T1252">ⷭ</text:span><text:span text:style-name="T1253">҇</text:span><text:span text:style-name="T1254"> </text:span><text:span text:style-name="T1255">, то́йже . С</text:span><text:span text:style-name="T1256">о с҃ты́ми п</text:span><text:span text:style-name="T1257">ᲂ</text:span><text:span text:style-name="T1258">ко́й хр</text:span><text:span text:style-name="T1259">ⷭ</text:span><text:span text:style-name="T1260">҇тѐ</text:span><text:span text:style-name="T1261"><text:s/></text:span><text:span text:style-name="T1262">ᲁꙋ</text:span><text:span text:style-name="T1263">шѧ̀ ра</text:span><text:span text:style-name="T1264">̑</text:span><text:span text:style-name="T1265">бъ св</text:span><text:span text:style-name="T1266">ᲂ</text:span><text:span text:style-name="T1267">и́хъ</text:span><text:span text:style-name="T1268"> </text:span><text:span text:style-name="T1269">, и҆</text:span><text:span text:style-name="T1270">ᲁ</text:span><text:span text:style-name="T1271">ѣ́же</text:span><text:span text:style-name="T1272"><text:s/></text:span><text:span text:style-name="T1273">нѣ́сть б</text:span><text:span text:style-name="T1274">ᲂ</text:span><text:span text:style-name="T1275">лѣ́зни</text:span><text:span text:style-name="T1276"> </text:span><text:span text:style-name="T1277">, ни печа́ли ни в</text:span><text:span text:style-name="T1278">ᲂ</text:span><text:span text:style-name="T1279">з</text:span><text:span text:style-name="T1280">ᲁ</text:span><text:span text:style-name="T1281">ыха́нїѧ</text:span><text:span text:style-name="T1282"> </text:span><text:span text:style-name="T1283">, но жи́знь вѣ́чнаѧ .</text:span></text:p>
      <text:p text:style-name="P12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edorovsk Unicode" svg:font-family="Fedorovsk Unicode" style:font-family-generic="modern" style:font-pitch="variable" svg:panose-1="2 0 5 3 0 0 0 0 0 0"/>
    <style:font-face style:name="Fedorovsk" svg:font-family="Fedorovsk" style:font-family-generic="system" style:font-pitch="variable" svg:panose-1="2 0 6 3 7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ikita Simmons</dc:creator>
    <meta:creation-date>2024-11-08T11:53:00Z</meta:creation-date>
    <dc:date>2025-02-23T20:02:00Z</dc:date>
    <meta:template xlink:href="Normal.dotm" xlink:type="simple"/>
    <meta:editing-cycles>7</meta:editing-cycles>
    <meta:editing-duration>PT9240S</meta:editing-duration>
    <meta:document-statistic meta:page-count="1" meta:paragraph-count="12" meta:word-count="905" meta:character-count="6052" meta:row-count="42" meta:non-whitespace-character-count="5159"/>
  </office:meta>
</office:document-meta>
</file>